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22694D7DFD369D2123C.jpg" manifest:media-type="image/jpeg"/>
  <manifest:file-entry manifest:full-path="Pictures/10000000000005E800000417AA8FE1B27EB0A992.jpg" manifest:media-type="image/jpeg"/>
  <manifest:file-entry manifest:full-path="Pictures/10000000000001F4000001797F91158D695F2220.jpg" manifest:media-type="image/jpeg"/>
  <manifest:file-entry manifest:full-path="Pictures/10000000000002DD0000029F89F693409875A0BE.jpg" manifest:media-type="image/jpeg"/>
  <manifest:file-entry manifest:full-path="Pictures/10000201000001C2000001C231879DBE34F88730.png" manifest:media-type="image/png"/>
  <manifest:file-entry manifest:full-path="Pictures/10000000000001C20000019071F2D81CA3D6A949.jpg" manifest:media-type="image/jpeg"/>
  <manifest:file-entry manifest:full-path="Pictures/100000000000015C0000012C92D93945D4C75B85.jpg" manifest:media-type="image/jpeg"/>
  <manifest:file-entry manifest:full-path="Pictures/10000000000004B0000004B080C7C20B6ACBF99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66ff" fo:min-height="1.526cm" draw:shadow="visible" draw:shadow-offset-x="0.212cm" draw:shadow-offset-y="0.212cm" draw:shadow-color="#333333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2.241cm" fo:min-width="24.5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2.041cm" fo:min-width="25.6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P3" style:family="paragraph">
      <loext:graphic-properties draw:fill="solid" draw:fill-color="#0066ff"/>
      <style:paragraph-properties fo:text-align="center"/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weight="normal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tr SemiBold" fo:font-size="40pt" fo:letter-spacing="0.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size="40pt" fo:font-weight="normal"/>
    </style:style>
    <style:style style:name="T1" style:family="text"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000000" style:text-outline="false" style:text-line-through-style="none" style:text-line-through-type="none" style:text-position="0% 100%" fo:font-size="40pt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9.999cm" svg:height="27.697cm" svg:x="1.001cm" svg:y="1.003cm">
          <draw:image xlink:href="Pictures/10000000000005E800000417AA8FE1B27EB0A992.jpg" xlink:type="simple" xlink:show="embed" xlink:actuate="onLoad">
            <text:p/>
          </draw:image>
        </draw:frame>
        <draw:frame draw:style-name="gr1" draw:text-style-name="P1" draw:layer="layout" svg:width="5cm" svg:height="5cm" svg:x="35.148cm" svg:y="2.318cm">
          <draw:image xlink:href="Pictures/10000201000001C2000001C231879DBE34F88730.png" xlink:type="simple" xlink:show="embed" xlink:actuate="onLoad">
            <text:p/>
          </draw:image>
        </draw:frame>
        <draw:frame draw:style-name="gr2" draw:text-style-name="P3" draw:layer="layout" svg:width="7.2cm" svg:height="1.776cm" svg:x="32.503cm" svg:y="26.242cm">
          <draw:text-box>
            <text:p text:style-name="P2"><text:span text:style-name="T1">Saiba Mais</text:span></text:p>
          </draw:text-box>
        </draw:frame>
        <draw:custom-shape draw:style-name="gr3" draw:text-style-name="P5" draw:layer="layout" svg:width="25cm" svg:height="2.5cm" svg:x="7.035cm" svg:y="3.836cm">
          <text:p text:style-name="P4"><text:span text:style-name="T2">Banco de Capacitor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12.235cm" svg:height="11.2cm" svg:x="14.2cm" svg:y="16cm">
          <draw:image xlink:href="Pictures/10000000000002DD0000029F89F693409875A0BE.jpg" xlink:type="simple" xlink:show="embed" xlink:actuate="onLoad">
            <text:p/>
          </draw:image>
        </draw:frame>
        <draw:frame draw:style-name="gr4" draw:text-style-name="P6" draw:layer="layout" svg:width="8.275cm" svg:height="7.355cm" svg:x="3.6cm" svg:y="17.945cm">
          <draw:image xlink:href="Pictures/10000000000001C20000019071F2D81CA3D6A949.jpg" xlink:type="simple" xlink:show="embed" xlink:actuate="onLoad">
            <text:p/>
          </draw:image>
        </draw:frame>
        <draw:frame draw:style-name="gr4" draw:text-style-name="P6" draw:layer="layout" svg:width="9.473cm" svg:height="8.166cm" svg:x="28.67cm" svg:y="16cm">
          <draw:image xlink:href="Pictures/100000000000015C0000012C92D93945D4C75B85.jpg" xlink:type="simple" xlink:show="embed" xlink:actuate="onLoad">
            <text:p/>
          </draw:image>
        </draw:frame>
        <draw:frame draw:style-name="gr4" draw:text-style-name="P6" draw:layer="layout" svg:width="5.816cm" svg:height="5.816cm" svg:x="8.1cm" svg:y="6.75cm">
          <draw:image xlink:href="Pictures/10000000000004B0000004B080C7C20B6ACBF992.jpg" xlink:type="simple" xlink:show="embed" xlink:actuate="onLoad">
            <text:p/>
          </draw:image>
        </draw:frame>
        <draw:frame draw:style-name="gr4" draw:text-style-name="P6" draw:layer="layout" svg:width="7.4cm" svg:height="5.579cm" svg:x="17.5cm" svg:y="7.121cm">
          <draw:image xlink:href="Pictures/10000000000001F4000001797F91158D695F2220.jpg" xlink:type="simple" xlink:show="embed" xlink:actuate="onLoad">
            <text:p/>
          </draw:image>
        </draw:frame>
        <draw:frame draw:style-name="gr4" draw:text-style-name="P6" draw:layer="layout" svg:width="6.194cm" svg:height="6.194cm" svg:x="28.6cm" svg:y="6.5cm">
          <draw:image xlink:href="Pictures/10000000000002260000022694D7DFD369D2123C.jpg" xlink:type="simple" xlink:show="embed" xlink:actuate="onLoad">
            <text:p/>
          </draw:image>
        </draw:frame>
        <draw:custom-shape draw:style-name="gr5" draw:text-style-name="P5" draw:layer="layout" svg:width="26.1cm" svg:height="2.3cm" svg:x="3.8cm" svg:y="13.2cm">
          <text:p text:style-name="P7"><text:span text:style-name="T3">Correção do Fator de Potência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1:22:39.509000000</meta:creation-date>
    <dc:date>2017-05-16T18:56:08.013000000</dc:date>
    <meta:editing-duration>PT2H4M56S</meta:editing-duration>
    <meta:editing-cycles>15</meta:editing-cycles>
    <meta:generator>LibreOffice/5.2.6.2$Windows_x86 LibreOffice_project/a3100ed2409ebf1c212f5048fbe377c281438fdc</meta:generator>
    <meta:document-statistic meta:object-count="11"/>
  </office:meta>
</office:document-meta>
</file>